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feel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"Ooh! Compared to the ones from earlier,
these ones have a distinctive quality to them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"The final trial, is it? Fine by m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"C-Can we really win against them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"No problemo! We'll hit 'em with a 'bonk' and a
'ka-pow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"Each of you, act according to my instructions.
Victory is most certainly within our reach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"Prepare to intercep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"Yeaaahh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6:53:55+01:00</meta:creation-date>
    <dc:date>2019-11-16T16:53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